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41">C</text:span><text:span text:style-name="_31_681">O</text:span><text:span text:style-name="_32_677">M</text:span><text:span text:style-name="_38_17">P</text:span><text:span text:style-name="_31_789">U</text:span><text:span text:style-name="_32_257">T</text:span><text:span text:style-name="_33_37">I</text:span><text:span text:style-name="_31_357">N</text:span><text:span text:style-name="_32_065">G</text:span><text:span text:style-name="_33_"> </text:span><text:span text:style-name="_31_777">M</text:span><text:span text:style-name="_32_509">A</text:span><text:span text:style-name="_34_45">C</text:span><text:span text:style-name="_31_249">H</text:span><text:span text:style-name="_32_473">I</text:span><text:span text:style-name="_33_37">N</text:span><text:span text:style-name="_31_237">E</text:span><text:span text:style-name="_32_113">R</text:span><text:span text:style-name="_38_17">Y</text:span><text:span text:style-name="_39_02"> </text:span><text:span text:style-name="_32_581">A</text:span><text:span text:style-name="_36_97">N</text:span><text:span text:style-name="_31_561">D</text:span><text:span text:style-name="_31_803"> </text:span><text:span text:style-name="_36_73">I</text:span><text:span text:style-name="_31_165">N</text:span><text:span text:style-name="_32_473">T</text:span><text:span text:style-name="_33_01">E</text:span><text:span text:style-name="_31_705">L</text:span><text:span text:style-name="_32_317">L</text:span><text:span text:style-name="_37_81">I</text:span><text:span text:style-name="_31_597">G</text:span><text:span text:style-name="_32_461">E</text:span><text:span text:style-name="_33_13">N</text:span><text:span text:style-name="_31_789">C</text:span><text:span text:style-name="_32_677">E</text:span></text:p>
      <text:p text:style-name="P1"><text:span text:style-name="_36_01">B</text:span><text:span text:style-name="_31_705">y</text:span><text:span text:style-name="_31_802"> </text:span><text:span text:style-name="_34_93">A</text:span><text:span text:style-name="_31_573">.</text:span><text:span text:style-name="_31_802"> </text:span><text:span text:style-name="_38_41">M</text:span><text:span text:style-name="_31_525">.</text:span><text:span text:style-name="_31_803"> </text:span><text:span text:style-name="_32_77">T</text:span><text:span text:style-name="_31_177">u</text:span><text:span text:style-name="_32_677">r</text:span><text:span text:style-name="_34_21">i</text:span><text:span text:style-name="_31_669">n</text:span><text:span text:style-name="_32_065">g</text:span></text:p>
      <text:p text:style-name="P1"><text:span text:style-name="_38_41">1</text:span><text:span text:style-name="_31_237">.</text:span><text:span text:style-name="_31_802"> </text:span><text:span text:style-name="_37_09">T</text:span><text:span text:style-name="_31_597">h</text:span><text:span text:style-name="_32_101">e</text:span><text:span text:style-name="_32_"> </text:span><text:span text:style-name="_31_249">I</text:span><text:span text:style-name="_32_077">m</text:span><text:span text:style-name="_37_69">i</text:span><text:span text:style-name="_31_525">t</text:span><text:span text:style-name="_32_569">a</text:span><text:span text:style-name="_38_89">t</text:span><text:span text:style-name="_31_489">i</text:span><text:span text:style-name="_32_473">o</text:span><text:span text:style-name="_37_81">n</text:span><text:span text:style-name="_39_03"> </text:span><text:span text:style-name="_32_221">G</text:span><text:span text:style-name="_38_05">a</text:span><text:span text:style-name="_31_237">m</text:span><text:span text:style-name="_32_389">e</text:span></text:p>
      <text:p text:style-name="P1"><text:span text:style-name="_32_41">I</text:span><text:span text:style-name="_39_02"> </text:span><text:span text:style-name="_32_329">p</text:span><text:span text:style-name="_37_09">r</text:span><text:span text:style-name="_31_777">o</text:span><text:span text:style-name="_32_617">p</text:span><text:span text:style-name="_35_89">o</text:span><text:span text:style-name="_31_237">s</text:span><text:span text:style-name="_32_437">e</text:span><text:span text:style-name="_33_"> </text:span><text:span text:style-name="_31_753">t</text:span><text:span text:style-name="_32_437">o</text:span><text:span text:style-name="_32_"> </text:span><text:span text:style-name="_31_177">c</text:span><text:span text:style-name="_32_617">o</text:span><text:span text:style-name="_32_41">n</text:span><text:span text:style-name="_31_429">s</text:span><text:span text:style-name="_32_497">i</text:span><text:span text:style-name="_38_17">d</text:span><text:span text:style-name="_31_537">e</text:span><text:span text:style-name="_32_281">r</text:span><text:span text:style-name="_33_"> </text:span><text:span text:style-name="_31_753">t</text:span><text:span text:style-name="_32_293">h</text:span><text:span text:style-name="_33_13">e</text:span><text:span text:style-name="_39_02"> </text:span><text:span text:style-name="_32_473">q</text:span><text:span text:style-name="_38_05">u</text:span><text:span text:style-name="_31_417">e</text:span><text:span text:style-name="_32_509">s</text:span><text:span text:style-name="_32_65">t</text:span><text:span text:style-name="_31_393">i</text:span><text:span text:style-name="_32_617">o</text:span><text:span text:style-name="_36_01">n</text:span><text:span text:style-name="_31_429">,</text:span><text:span text:style-name="_31_803"> </text:span><text:span text:style-name="_32_65">"</text:span><text:span text:style-name="_31_537">C</text:span><text:span text:style-name="_32_617">a</text:span><text:span text:style-name="_38_05">n</text:span><text:span text:style-name="_39_03"> </text:span><text:span text:style-name="_32_257">m</text:span><text:span text:style-name="_34_81">a</text:span><text:span text:style-name="_31_393">c</text:span><text:span text:style-name="_32_029">h</text:span><text:span text:style-name="_36_25">i</text:span><text:span text:style-name="_31_165">n</text:span><text:span text:style-name="_32_041">e</text:span><text:span text:style-name="_36_01">s</text:span><text:span text:style-name="_39_02"> </text:span><text:span text:style-name="_32_437">t</text:span><text:span text:style-name="_32_65">h</text:span><text:span text:style-name="_31_177">i</text:span><text:span text:style-name="_32_281">n</text:span><text:span text:style-name="_34_09">k</text:span><text:span text:style-name="_31_129">?</text:span><text:span text:style-name="_32_617">"</text:span><text:span text:style-name="_33_"> </text:span><text:span text:style-name="_31_309">T</text:span><text:span text:style-name="_32_245">h</text:span><text:span text:style-name="_36_97">i</text:span><text:span text:style-name="_31_609">s</text:span><text:span text:style-name="_31_803"> </text:span><text:span text:style-name="_38_41">s</text:span><text:span text:style-name="_31_213">h</text:span><text:span text:style-name="_32_317">o</text:span><text:span text:style-name="_34_45">u</text:span><text:span text:style-name="_31_777">l</text:span><text:span text:style-name="_32_329">d</text:span><text:span text:style-name="_33_"> </text:span><text:span text:style-name="_31_537">b</text:span><text:span text:style-name="_32_509">e</text:span><text:span text:style-name="_33_01">g</text:span><text:span text:style-name="_31_417">i</text:span><text:span text:style-name="_32_137">n</text:span><text:span text:style-name="_32_"> </text:span><text:span text:style-name="_31_561">w</text:span><text:span text:style-name="_32_113">i</text:span><text:span text:style-name="_35_89">t</text:span><text:span text:style-name="_31_573">h</text:span><text:span text:style-name="_31_803"> </text:span><text:span text:style-name="_36_25">d</text:span><text:span text:style-name="_31_669">e</text:span><text:span text:style-name="_32_617">f</text:span><text:span text:style-name="_32_77">i</text:span><text:span text:style-name="_31_141">n</text:span><text:span text:style-name="_32_437">i</text:span><text:span text:style-name="_34_45">t</text:span><text:span text:style-name="_31_573">i</text:span><text:span text:style-name="_32_317">o</text:span><text:span text:style-name="_32_77">n</text:span><text:span text:style-name="_31_705">s</text:span><text:span text:style-name="_31_803"> </text:span><text:span text:style-name="_32_29">o</text:span><text:span text:style-name="_31_669">f</text:span><text:span text:style-name="_31_803"> </text:span><text:span text:style-name="_36_25">t</text:span><text:span text:style-name="_31_789">h</text:span><text:span text:style-name="_32_605">e</text:span><text:span text:style-name="_32_"> </text:span><text:span text:style-name="_31_177">m</text:span><text:span text:style-name="_32_605">e</text:span><text:span text:style-name="_34_57">a</text:span><text:span text:style-name="_31_429">n</text:span><text:span text:style-name="_32_101">i</text:span><text:span text:style-name="_33_49">n</text:span><text:span text:style-name="_31_213">g</text:span><text:span text:style-name="_31_803"> </text:span><text:span text:style-name="_38_05">o</text:span><text:span text:style-name="_31_597">f</text:span><text:span text:style-name="_31_802"> </text:span><text:span text:style-name="_38_77">t</text:span><text:span text:style-name="_31_609">h</text:span><text:span text:style-name="_32_149">e</text:span><text:span text:style-name="_32_"> </text:span><text:span text:style-name="_31_537">t</text:span><text:span text:style-name="_32_257">e</text:span><text:span text:style-name="_35_17">r</text:span><text:span text:style-name="_31_537">m</text:span><text:span text:style-name="_32_641">s</text:span><text:span text:style-name="_32_"> </text:span><text:span text:style-name="_31_705">"</text:span><text:span text:style-name="_32_389">m</text:span><text:span text:style-name="_34_81">a</text:span><text:span text:style-name="_31_537">c</text:span><text:span text:style-name="_32_437">h</text:span><text:span text:style-name="_33_37">i</text:span><text:span text:style-name="_31_309">n</text:span><text:span text:style-name="_32_077">e</text:span><text:span text:style-name="_35_29">"</text:span><text:span text:style-name="_39_02"> </text:span><text:span text:style-name="_32_689">a</text:span><text:span text:style-name="_32_29">n</text:span><text:span text:style-name="_31_489">d</text:span><text:span text:style-name="_31_802"> </text:span><text:span text:style-name="_35_89">"</text:span><text:span text:style-name="_31_573">t</text:span><text:span text:style-name="_32_245">h</text:span><text:span text:style-name="_38_05">i</text:span><text:span text:style-name="_31_597">n</text:span><text:span text:style-name="_32_617">k</text:span><text:span text:style-name="_34_45">.</text:span><text:span text:style-name="_31_429">"</text:span><text:span text:style-name="_31_802"> </text:span><text:span text:style-name="_32_41">T</text:span><text:span text:style-name="_31_393">h</text:span><text:span text:style-name="_32_293">e</text:span><text:span text:style-name="_33_"> </text:span><text:span text:style-name="_31_345">d</text:span><text:span text:style-name="_32_401">e</text:span><text:span text:style-name="_38_77">f</text:span><text:span text:style-name="_31_417">i</text:span><text:span text:style-name="_32_029">n</text:span><text:span text:style-name="_36_97">i</text:span><text:span text:style-name="_31_753">t</text:span><text:span text:style-name="_32_065">i</text:span><text:span text:style-name="_32_29">o</text:span><text:span text:style-name="_31_201">n</text:span><text:span text:style-name="_32_245">s</text:span><text:span text:style-name="_32_"> </text:span><text:span text:style-name="_31_129">m</text:span><text:span text:style-name="_32_077">i</text:span><text:span text:style-name="_33_37">g</text:span><text:span text:style-name="_31_417">h</text:span><text:span text:style-name="_32_293">t</text:span><text:span text:style-name="_32_"> </text:span><text:span text:style-name="_31_177">b</text:span><text:span text:style-name="_32_293">e</text:span><text:span text:style-name="_33_"> </text:span><text:span text:style-name="_31_609">f</text:span><text:span text:style-name="_32_329">r</text:span><text:span text:style-name="_32_29">a</text:span><text:span text:style-name="_31_717">m</text:span><text:span text:style-name="_32_329">e</text:span><text:span text:style-name="_38_77">d</text:span><text:span text:style-name="_39_03"> </text:span><text:span text:style-name="_32_605">s</text:span><text:span text:style-name="_32_41">o</text:span><text:span text:style-name="_39_02"> </text:span><text:span text:style-name="_32_677">a</text:span><text:span text:style-name="_38_53">s</text:span><text:span text:style-name="_39_02"> </text:span><text:span text:style-name="_32_293">t</text:span><text:span text:style-name="_34_21">o</text:span><text:span text:style-name="_39_02"> </text:span><text:span text:style-name="_32_677">r</text:span><text:span text:style-name="_36_25">e</text:span><text:span text:style-name="_31_681">f</text:span><text:span text:style-name="_32_041">l</text:span><text:span text:style-name="_37_69">e</text:span><text:span text:style-name="_31_321">c</text:span><text:span text:style-name="_32_149">t</text:span><text:span text:style-name="_33_"> </text:span><text:span text:style-name="_31_501">s</text:span><text:span text:style-name="_32_329">o</text:span><text:span text:style-name="_33_"> </text:span><text:span text:style-name="_31_609">f</text:span><text:span text:style-name="_32_425">a</text:span><text:span text:style-name="_38_89">r</text:span><text:span text:style-name="_39_02"> </text:span><text:span text:style-name="_32_221">a</text:span><text:span text:style-name="_37_09">s</text:span><text:span text:style-name="_39_02"> </text:span><text:span text:style-name="_32_209">p</text:span><text:span text:style-name="_38_77">o</text:span><text:span text:style-name="_31_669">s</text:span><text:span text:style-name="_32_113">s</text:span><text:span text:style-name="_33_01">i</text:span><text:span text:style-name="_31_705">b</text:span><text:span text:style-name="_32_569">l</text:span><text:span text:style-name="_38_17">e</text:span><text:span text:style-name="_39_02"> </text:span><text:span text:style-name="_32_293">t</text:span><text:span text:style-name="_37_69">h</text:span><text:span text:style-name="_31_381">e</text:span><text:span text:style-name="_31_802"> </text:span><text:span text:style-name="_34_09">n</text:span><text:span text:style-name="_31_357">o</text:span><text:span text:style-name="_32_317">r</text:span><text:span text:style-name="_34_45">m</text:span><text:span text:style-name="_31_345">a</text:span><text:span text:style-name="_32_425">l</text:span><text:span text:style-name="_33_"> </text:span><text:span text:style-name="_31_669">u</text:span><text:span text:style-name="_32_257">s</text:span><text:span text:style-name="_35_29">e</text:span><text:span text:style-name="_39_03"> </text:span><text:span text:style-name="_32_425">o</text:span><text:span text:style-name="_37_81">f</text:span><text:span text:style-name="_39_03"> </text:span><text:span text:style-name="_32_221">t</text:span><text:span text:style-name="_38_05">h</text:span><text:span text:style-name="_31_345">e</text:span><text:span text:style-name="_31_803"> </text:span><text:span text:style-name="_32_65">w</text:span><text:span text:style-name="_31_321">o</text:span><text:span text:style-name="_32_281">r</text:span><text:span text:style-name="_32_41">d</text:span><text:span text:style-name="_31_741">s</text:span><text:span text:style-name="_32_209">,</text:span><text:span text:style-name="_32_"> </text:span><text:span text:style-name="_31_705">b</text:span><text:span text:style-name="_32_113">u</text:span><text:span text:style-name="_38_17">t</text:span><text:span text:style-name="_39_03"> </text:span><text:span text:style-name="_32_689">t</text:span><text:span text:style-name="_36_01">h</text:span><text:span text:style-name="_31_561">i</text:span><text:span text:style-name="_32_077">s</text:span><text:span text:style-name="_33_"> </text:span><text:span text:style-name="_31_201">a</text:span><text:span text:style-name="_32_281">t</text:span><text:span text:style-name="_36_25">t</text:span><text:span text:style-name="_31_705">i</text:span><text:span text:style-name="_32_137">t</text:span><text:span text:style-name="_34_81">u</text:span><text:span text:style-name="_31_393">d</text:span><text:span text:style-name="_32_425">e</text:span><text:span text:style-name="_32_"> </text:span><text:span text:style-name="_31_525">i</text:span><text:span text:style-name="_32_389">s</text:span><text:span text:style-name="_32_"> </text:span><text:span text:style-name="_31_789">d</text:span><text:span text:style-name="_32_101">a</text:span><text:span text:style-name="_36_25">n</text:span><text:span text:style-name="_31_309">g</text:span><text:span text:style-name="_32_029">e</text:span><text:span text:style-name="_32_29">r</text:span><text:span text:style-name="_31_705">o</text:span><text:span text:style-name="_32_461">u</text:span><text:span text:style-name="_32_65">s</text:span><text:span text:style-name="_31_417">,</text:span><text:span text:style-name="_31_803"> </text:span><text:span text:style-name="_33_49">I</text:span><text:span text:style-name="_31_213">f</text:span><text:span text:style-name="_31_803"> </text:span><text:span text:style-name="_34_57">t</text:span><text:span text:style-name="_31_213">h</text:span><text:span text:style-name="_32_581">e</text:span><text:span text:style-name="_33_"> </text:span><text:span text:style-name="_31_213">m</text:span><text:span text:style-name="_32_041">e</text:span><text:span text:style-name="_38_53">a</text:span><text:span text:style-name="_31_345">n</text:span><text:span text:style-name="_32_149">i</text:span><text:span text:style-name="_33_49">n</text:span><text:span text:style-name="_31_237">g</text:span><text:span text:style-name="_31_803"> </text:span><text:span text:style-name="_32_29">o</text:span><text:span text:style-name="_31_525">f</text:span><text:span text:style-name="_31_802"> </text:span><text:span text:style-name="_32_29">t</text:span><text:span text:style-name="_31_597">h</text:span><text:span text:style-name="_32_461">e</text:span><text:span text:style-name="_32_"> </text:span><text:span text:style-name="_31_537">w</text:span><text:span text:style-name="_32_209">o</text:span><text:span text:style-name="_38_53">r</text:span><text:span text:style-name="_31_321">d</text:span><text:span text:style-name="_32_101">s</text:span><text:span text:style-name="_33_"> </text:span><text:span text:style-name="_31_429">"</text:span><text:span text:style-name="_32_281">m</text:span><text:span text:style-name="_33_13">a</text:span><text:span text:style-name="_31_381">c</text:span><text:span text:style-name="_32_281">h</text:span><text:span text:style-name="_37_81">i</text:span><text:span text:style-name="_31_669">n</text:span><text:span text:style-name="_32_569">e</text:span><text:span text:style-name="_37_09">"</text:span><text:span text:style-name="_39_03"> </text:span><text:span text:style-name="_32_113">a</text:span><text:span text:style-name="_33_13">n</text:span><text:span text:style-name="_31_213">d</text:span><text:span text:style-name="_31_802"> </text:span><text:span text:style-name="_37_69">"</text:span><text:span text:style-name="_31_201">t</text:span><text:span text:style-name="_32_401">h</text:span><text:span text:style-name="_38_89">i</text:span><text:span text:style-name="_31_537">n</text:span><text:span text:style-name="_32_401">k</text:span><text:span text:style-name="_34_81">"</text:span><text:span text:style-name="_39_03"> </text:span><text:span text:style-name="_32_689">a</text:span><text:span text:style-name="_33_13">r</text:span><text:span text:style-name="_31_357">e</text:span><text:span text:style-name="_31_803"> </text:span><text:span text:style-name="_37_81">t</text:span><text:span text:style-name="_31_705">o</text:span><text:span text:style-name="_31_802"> </text:span><text:span text:style-name="_34_09">b</text:span><text:span text:style-name="_31_417">e</text:span><text:span text:style-name="_31_802"> </text:span><text:span text:style-name="_35_89">f</text:span><text:span text:style-name="_31_741">o</text:span><text:span text:style-name="_32_281">u</text:span><text:span text:style-name="_34_45">n</text:span><text:span text:style-name="_31_129">d</text:span><text:span text:style-name="_31_802"> </text:span><text:span text:style-name="_38_05">b</text:span><text:span text:style-name="_31_129">y</text:span><text:span text:style-name="_31_803"> </text:span><text:span text:style-name="_37_09">e</text:span><text:span text:style-name="_31_201">x</text:span><text:span text:style-name="_32_329">a</text:span><text:span text:style-name="_32_41">m</text:span><text:span text:style-name="_31_573">i</text:span><text:span text:style-name="_32_389">n</text:span><text:span text:style-name="_34_45">i</text:span><text:span text:style-name="_31_573">n</text:span><text:span text:style-name="_32_077">g</text:span><text:span text:style-name="_33_"> </text:span><text:span text:style-name="_31_237">h</text:span><text:span text:style-name="_32_473">o</text:span><text:span text:style-name="_35_17">w</text:span><text:span text:style-name="_39_03"> </text:span><text:span text:style-name="_32_029">t</text:span><text:span text:style-name="_35_29">h</text:span><text:span text:style-name="_31_789">e</text:span><text:span text:style-name="_32_437">y</text:span><text:span text:style-name="_33_"> </text:span><text:span text:style-name="_31_141">a</text:span><text:span text:style-name="_32_221">r</text:span><text:span text:style-name="_33_01">e</text:span><text:span text:style-name="_39_02"> </text:span><text:span text:style-name="_32_389">c</text:span><text:span text:style-name="_35_29">o</text:span><text:span text:style-name="_31_345">m</text:span><text:span text:style-name="_32_617">m</text:span><text:span text:style-name="_32_77">o</text:span><text:span text:style-name="_31_321">n</text:span><text:span text:style-name="_32_389">l</text:span><text:span text:style-name="_34_93">y</text:span><text:span text:style-name="_39_03"> </text:span><text:span text:style-name="_32_473">u</text:span><text:span text:style-name="_34_93">s</text:span><text:span text:style-name="_31_501">e</text:span><text:span text:style-name="_32_041">d</text:span><text:span text:style-name="_32_"> </text:span><text:span text:style-name="_31_201">i</text:span><text:span text:style-name="_32_209">t</text:span><text:span text:style-name="_33_"> </text:span><text:span text:style-name="_31_537">i</text:span><text:span text:style-name="_32_497">s</text:span><text:span text:style-name="_32_"> </text:span><text:span text:style-name="_31_717">d</text:span><text:span text:style-name="_32_149">i</text:span><text:span text:style-name="_36_37">f</text:span><text:span text:style-name="_31_501">f</text:span><text:span text:style-name="_32_077">i</text:span><text:span text:style-name="_38_05">c</text:span><text:span text:style-name="_31_501">u</text:span><text:span text:style-name="_32_425">l</text:span><text:span text:style-name="_36_61">t</text:span><text:span text:style-name="_39_03"> </text:span><text:span text:style-name="_32_029">t</text:span><text:span text:style-name="_35_89">o</text:span><text:span text:style-name="_39_02"> </text:span><text:span text:style-name="_32_653">e</text:span><text:span text:style-name="_36_73">s</text:span><text:span text:style-name="_31_177">c</text:span><text:span text:style-name="_32_677">a</text:span><text:span text:style-name="_34_09">p</text:span><text:span text:style-name="_31_705">e</text:span><text:span text:style-name="_31_802"> </text:span><text:span text:style-name="_35_17">t</text:span><text:span text:style-name="_31_681">h</text:span><text:span text:style-name="_32_605">e</text:span><text:span text:style-name="_32_"> </text:span><text:span text:style-name="_31_321">c</text:span><text:span text:style-name="_32_653">o</text:span><text:span text:style-name="_37_81">n</text:span><text:span text:style-name="_31_537">c</text:span><text:span text:style-name="_32_245">l</text:span><text:span text:style-name="_34_57">u</text:span><text:span text:style-name="_31_201">s</text:span><text:span text:style-name="_32_329">i</text:span><text:span text:style-name="_34_93">o</text:span><text:span text:style-name="_31_561">n</text:span><text:span text:style-name="_31_802"> </text:span><text:span text:style-name="_37_09">t</text:span><text:span text:style-name="_31_309">h</text:span><text:span text:style-name="_32_149">a</text:span><text:span text:style-name="_33_37">t</text:span><text:span text:style-name="_39_02"> </text:span><text:span text:style-name="_32_221">t</text:span><text:span text:style-name="_36_97">h</text:span><text:span text:style-name="_31_573">e</text:span><text:span text:style-name="_31_803"> </text:span><text:span text:style-name="_32_77">m</text:span><text:span text:style-name="_31_201">e</text:span><text:span text:style-name="_32_437">a</text:span><text:span text:style-name="_34_09">n</text:span><text:span text:style-name="_31_201">i</text:span><text:span text:style-name="_32_389">n</text:span><text:span text:style-name="_36_37">g</text:span><text:span text:style-name="_39_02"> </text:span><text:span text:style-name="_32_329">a</text:span><text:span text:style-name="_36_01">n</text:span><text:span text:style-name="_31_741">d</text:span><text:span text:style-name="_31_803"> </text:span><text:span text:style-name="_32_41">t</text:span><text:span text:style-name="_31_501">h</text:span><text:span text:style-name="_32_245">e</text:span><text:span text:style-name="_33_"> </text:span><text:span text:style-name="_31_537">a</text:span><text:span text:style-name="_32_497">n</text:span><text:span text:style-name="_33_13">s</text:span><text:span text:style-name="_31_129">w</text:span><text:span text:style-name="_32_653">e</text:span><text:span text:style-name="_33_01">r</text:span><text:span text:style-name="_39_02"> </text:span><text:span text:style-name="_32_329">t</text:span><text:span text:style-name="_34_09">o</text:span><text:span text:style-name="_39_02"> </text:span><text:span text:style-name="_32_401">t</text:span><text:span text:style-name="_36_01">h</text:span><text:span text:style-name="_31_705">e</text:span><text:span text:style-name="_31_802"> </text:span><text:span text:style-name="_36_25">q</text:span><text:span text:style-name="_31_417">u</text:span><text:span text:style-name="_32_149">e</text:span><text:span text:style-name="_35_17">s</text:span><text:span text:style-name="_31_309">t</text:span><text:span text:style-name="_32_641">i</text:span><text:span text:style-name="_32_29">o</text:span><text:span text:style-name="_31_381">n</text:span><text:span text:style-name="_32_065">,</text:span><text:span text:style-name="_32_"> </text:span><text:span text:style-name="_31_177">"</text:span><text:span text:style-name="_32_293">C</text:span><text:span text:style-name="_38_77">a</text:span><text:span text:style-name="_31_129">n</text:span><text:span text:style-name="_31_803"> </text:span><text:span text:style-name="_37_09">m</text:span><text:span text:style-name="_31_165">a</text:span><text:span text:style-name="_32_473">c</text:span><text:span text:style-name="_32_77">h</text:span><text:span text:style-name="_31_609">i</text:span><text:span text:style-name="_32_245">n</text:span><text:span text:style-name="_36_97">e</text:span><text:span text:style-name="_31_597">s</text:span><text:span text:style-name="_31_802"> </text:span><text:span text:style-name="_38_89">t</text:span><text:span text:style-name="_31_717">h</text:span><text:span text:style-name="_32_437">i</text:span><text:span text:style-name="_36_01">n</text:span><text:span text:style-name="_31_165">k</text:span><text:span text:style-name="_32_653">?</text:span><text:span text:style-name="_36_61">"</text:span><text:span text:style-name="_39_03"> </text:span><text:span text:style-name="_32_065">i</text:span><text:span text:style-name="_34_09">s</text:span><text:span text:style-name="_39_02"> </text:span><text:span text:style-name="_32_677">t</text:span><text:span text:style-name="_35_89">o</text:span><text:span text:style-name="_39_03"> </text:span><text:span text:style-name="_32_041">b</text:span><text:span text:style-name="_36_61">e</text:span><text:span text:style-name="_39_02"> </text:span><text:span text:style-name="_32_641">s</text:span><text:span text:style-name="_34_21">o</text:span><text:span text:style-name="_31_429">u</text:span><text:span text:style-name="_32_569">g</text:span><text:span text:style-name="_32_65">h</text:span><text:span text:style-name="_31_309">t</text:span><text:span text:style-name="_31_802"> </text:span><text:span text:style-name="_38_41">i</text:span><text:span text:style-name="_31_165">n</text:span><text:span text:style-name="_31_802"> </text:span><text:span text:style-name="_34_81">a</text:span><text:span text:style-name="_39_03"> </text:span><text:span text:style-name="_32_077">s</text:span><text:span text:style-name="_34_45">t</text:span><text:span text:style-name="_31_309">a</text:span><text:span text:style-name="_32_281">t</text:span><text:span text:style-name="_37_09">i</text:span><text:span text:style-name="_31_777">s</text:span><text:span text:style-name="_32_101">t</text:span><text:span text:style-name="_35_17">i</text:span><text:span text:style-name="_31_357">c</text:span><text:span text:style-name="_32_425">a</text:span><text:span text:style-name="_32_77">l</text:span><text:span text:style-name="_39_03"> </text:span><text:span text:style-name="_32_209">s</text:span><text:span text:style-name="_36_25">u</text:span><text:span text:style-name="_31_777">r</text:span><text:span text:style-name="_32_497">v</text:span><text:span text:style-name="_33_37">e</text:span><text:span text:style-name="_31_501">y</text:span><text:span text:style-name="_31_803"> </text:span><text:span text:style-name="_36_01">s</text:span><text:span text:style-name="_31_561">u</text:span><text:span text:style-name="_32_389">c</text:span><text:span text:style-name="_37_69">h</text:span><text:span text:style-name="_39_02"> </text:span><text:span text:style-name="_32_077">a</text:span><text:span text:style-name="_37_81">s</text:span><text:span text:style-name="_39_02"> </text:span><text:span text:style-name="_32_077">a</text:span><text:span text:style-name="_32_"> </text:span><text:span text:style-name="_31_345">G</text:span><text:span text:style-name="_32_401">a</text:span><text:span text:style-name="_36_97">l</text:span><text:span text:style-name="_31_345">l</text:span><text:span text:style-name="_32_329">u</text:span><text:span text:style-name="_33_13">p</text:span><text:span text:style-name="_39_02"> </text:span><text:span text:style-name="_32_437">p</text:span><text:span text:style-name="_36_25">o</text:span><text:span text:style-name="_31_429">l</text:span><text:span text:style-name="_32_221">l</text:span><text:span text:style-name="_36_37">.</text:span><text:span text:style-name="_39_02"> </text:span><text:span text:style-name="_32_437">B</text:span><text:span text:style-name="_36_01">u</text:span><text:span text:style-name="_31_321">t</text:span><text:span text:style-name="_31_802"> </text:span><text:span text:style-name="_36_25">t</text:span><text:span text:style-name="_31_489">h</text:span><text:span text:style-name="_32_389">i</text:span><text:span text:style-name="_35_89">s</text:span><text:span text:style-name="_39_03"> </text:span><text:span text:style-name="_32_041">i</text:span><text:span text:style-name="_33_37">s</text:span><text:span text:style-name="_39_02"> </text:span><text:span text:style-name="_32_689">a</text:span><text:span text:style-name="_32_77">b</text:span><text:span text:style-name="_31_201">s</text:span><text:span text:style-name="_32_473">u</text:span><text:span text:style-name="_33_37">r</text:span><text:span text:style-name="_31_717">d</text:span><text:span text:style-name="_32_245">.</text:span><text:span text:style-name="_32_"> </text:span><text:span text:style-name="_31_669">I</text:span><text:span text:style-name="_32_317">n</text:span><text:span text:style-name="_36_01">s</text:span><text:span text:style-name="_31_753">t</text:span><text:span text:style-name="_32_677">e</text:span><text:span text:style-name="_32_65">a</text:span><text:span text:style-name="_31_753">d</text:span><text:span text:style-name="_31_803"> </text:span><text:span text:style-name="_34_09">o</text:span><text:span text:style-name="_31_717">f</text:span><text:span text:style-name="_31_803"> </text:span><text:span text:style-name="_38_05">a</text:span><text:span text:style-name="_31_177">t</text:span><text:span text:style-name="_32_461">t</text:span><text:span text:style-name="_36_25">e</text:span><text:span text:style-name="_31_237">m</text:span><text:span text:style-name="_32_617">p</text:span><text:span text:style-name="_34_09">t</text:span><text:span text:style-name="_31_501">i</text:span><text:span text:style-name="_32_317">n</text:span><text:span text:style-name="_32_65">g</text:span><text:span text:style-name="_39_02"> </text:span><text:span text:style-name="_32_065">s</text:span><text:span text:style-name="_36_37">u</text:span><text:span text:style-name="_31_321">c</text:span><text:span text:style-name="_32_317">h</text:span><text:span text:style-name="_33_"> </text:span><text:span text:style-name="_31_357">a</text:span><text:span text:style-name="_31_802"> </text:span><text:span text:style-name="_33_37">d</text:span><text:span text:style-name="_31_489">e</text:span><text:span text:style-name="_32_641">f</text:span><text:span text:style-name="_33_49">i</text:span><text:span text:style-name="_31_561">n</text:span><text:span text:style-name="_32_041">i</text:span><text:span text:style-name="_38_05">t</text:span><text:span text:style-name="_31_141">i</text:span><text:span text:style-name="_32_113">o</text:span><text:span text:style-name="_33_37">n</text:span><text:span text:style-name="_39_02"> </text:span><text:span text:style-name="_32_077">I</text:span><text:span text:style-name="_33_"> </text:span><text:span text:style-name="_31_741">s</text:span><text:span text:style-name="_32_209">h</text:span><text:span text:style-name="_38_41">a</text:span><text:span text:style-name="_31_573">l</text:span><text:span text:style-name="_32_641">l</text:span><text:span text:style-name="_33_"> </text:span><text:span text:style-name="_31_525">r</text:span><text:span text:style-name="_32_389">e</text:span><text:span text:style-name="_36_37">p</text:span><text:span text:style-name="_31_321">l</text:span><text:span text:style-name="_32_569">a</text:span><text:span text:style-name="_36_25">c</text:span><text:span text:style-name="_31_309">e</text:span><text:span text:style-name="_31_802"> </text:span><text:span text:style-name="_34_21">t</text:span><text:span text:style-name="_31_753">h</text:span><text:span text:style-name="_32_041">e</text:span><text:span text:style-name="_33_"> </text:span><text:span text:style-name="_31_141">q</text:span><text:span text:style-name="_32_101">u</text:span><text:span text:style-name="_38_77">e</text:span><text:span text:style-name="_31_345">s</text:span><text:span text:style-name="_32_257">t</text:span><text:span text:style-name="_34_45">i</text:span><text:span text:style-name="_31_321">o</text:span><text:span text:style-name="_32_569">n</text:span><text:span text:style-name="_32_"> </text:span><text:span text:style-name="_31_201">b</text:span><text:span text:style-name="_32_653">y</text:span><text:span text:style-name="_33_"> </text:span><text:span text:style-name="_31_321">a</text:span><text:span text:style-name="_32_605">n</text:span><text:span text:style-name="_37_81">o</text:span><text:span text:style-name="_31_321">t</text:span><text:span text:style-name="_32_605">h</text:span><text:span text:style-name="_34_21">e</text:span><text:span text:style-name="_31_393">r</text:span><text:span text:style-name="_32_077">,</text:span><text:span text:style-name="_33_"> </text:span><text:span text:style-name="_31_129">w</text:span><text:span text:style-name="_32_509">h</text:span><text:span text:style-name="_38_17">i</text:span><text:span text:style-name="_31_609">c</text:span><text:span text:style-name="_32_281">h</text:span><text:span text:style-name="_33_"> </text:span><text:span text:style-name="_31_705">i</text:span><text:span text:style-name="_32_509">s</text:span><text:span text:style-name="_32_"> </text:span><text:span text:style-name="_31_249">c</text:span><text:span text:style-name="_32_221">l</text:span><text:span text:style-name="_33_37">o</text:span><text:span text:style-name="_31_201">s</text:span><text:span text:style-name="_32_389">e</text:span><text:span text:style-name="_32_77">l</text:span><text:span text:style-name="_31_129">y</text:span><text:span text:style-name="_31_802"> </text:span><text:span text:style-name="_32_65">r</text:span><text:span text:style-name="_31_609">e</text:span><text:span text:style-name="_32_401">l</text:span><text:span text:style-name="_32_65">a</text:span><text:span text:style-name="_31_609">t</text:span><text:span text:style-name="_32_329">e</text:span><text:span text:style-name="_35_29">d</text:span><text:span text:style-name="_39_03"> </text:span><text:span text:style-name="_32_137">t</text:span><text:span text:style-name="_35_89">o</text:span><text:span text:style-name="_39_03"> </text:span><text:span text:style-name="_32_149">i</text:span><text:span text:style-name="_38_05">t</text:span><text:span text:style-name="_39_02"> </text:span><text:span text:style-name="_32_149">a</text:span><text:span text:style-name="_34_09">n</text:span><text:span text:style-name="_31_573">d</text:span><text:span text:style-name="_31_803"> </text:span><text:span text:style-name="_38_89">i</text:span><text:span text:style-name="_31_597">s</text:span><text:span text:style-name="_31_802"> </text:span><text:span text:style-name="_33_37">e</text:span><text:span text:style-name="_31_537">x</text:span><text:span text:style-name="_32_245">p</text:span><text:span text:style-name="_36_25">r</text:span><text:span text:style-name="_31_777">e</text:span><text:span text:style-name="_32_605">s</text:span><text:span text:style-name="_36_61">s</text:span><text:span text:style-name="_31_201">e</text:span><text:span text:style-name="_32_425">d</text:span><text:span text:style-name="_32_"> </text:span><text:span text:style-name="_31_237">i</text:span><text:span text:style-name="_32_437">n</text:span><text:span text:style-name="_32_"> </text:span><text:span text:style-name="_31_321">r</text:span><text:span text:style-name="_32_113">e</text:span><text:span text:style-name="_38_89">l</text:span><text:span text:style-name="_31_501">a</text:span><text:span text:style-name="_32_605">t</text:span><text:span text:style-name="_36_01">i</text:span><text:span text:style-name="_31_789">v</text:span><text:span text:style-name="_32_209">e</text:span><text:span text:style-name="_37_81">l</text:span><text:span text:style-name="_31_165">y</text:span><text:span text:style-name="_31_803"> </text:span><text:span text:style-name="_33_13">u</text:span><text:span text:style-name="_31_573">n</text:span><text:span text:style-name="_32_149">a</text:span><text:span text:style-name="_32_41">m</text:span><text:span text:style-name="_31_309">b</text:span><text:span text:style-name="_32_209">i</text:span><text:span text:style-name="_35_29">g</text:span><text:span text:style-name="_31_345">u</text:span><text:span text:style-name="_32_209">o</text:span><text:span text:style-name="_36_37">u</text:span><text:span text:style-name="_31_429">s</text:span><text:span text:style-name="_31_802"> </text:span><text:span text:style-name="_35_89">w</text:span><text:span text:style-name="_31_597">o</text:span><text:span text:style-name="_32_149">r</text:span><text:span text:style-name="_38_41">d</text:span><text:span text:style-name="_31_381">s</text:span><text:span text:style-name="_32_221">.</text:span></text:p>
      <text:p text:style-name="P1"><text:span text:style-name="_35_89">T</text:span><text:span text:style-name="_31_489">h</text:span><text:span text:style-name="_32_137">e</text:span><text:span text:style-name="_32_"> </text:span><text:span text:style-name="_31_681">n</text:span><text:span text:style-name="_32_221">e</text:span><text:span text:style-name="_32_65">w</text:span><text:span text:style-name="_39_02"> </text:span><text:span text:style-name="_32_617">f</text:span><text:span text:style-name="_38_41">o</text:span><text:span text:style-name="_31_165">r</text:span><text:span text:style-name="_32_245">m</text:span><text:span text:style-name="_32_"> </text:span><text:span text:style-name="_31_489">o</text:span><text:span text:style-name="_32_497">f</text:span><text:span text:style-name="_32_"> </text:span><text:span text:style-name="_31_597">t</text:span><text:span text:style-name="_32_293">h</text:span><text:span text:style-name="_38_53">e</text:span><text:span text:style-name="_39_03"> </text:span><text:span text:style-name="_32_509">p</text:span><text:span text:style-name="_35_17">r</text:span><text:span text:style-name="_31_597">o</text:span><text:span text:style-name="_32_029">b</text:span><text:span text:style-name="_36_73">l</text:span><text:span text:style-name="_31_177">e</text:span><text:span text:style-name="_32_281">m</text:span><text:span text:style-name="_33_"> </text:span><text:span text:style-name="_31_609">c</text:span><text:span text:style-name="_32_113">a</text:span><text:span text:style-name="_37_69">n</text:span><text:span text:style-name="_39_03"> </text:span><text:span text:style-name="_32_149">b</text:span><text:span text:style-name="_38_41">e</text:span><text:span text:style-name="_39_02"> </text:span><text:span text:style-name="_32_257">d</text:span><text:span text:style-name="_36_37">e</text:span><text:span text:style-name="_31_525">s</text:span><text:span text:style-name="_32_317">c</text:span><text:span text:style-name="_36_25">r</text:span><text:span text:style-name="_31_237">i</text:span><text:span text:style-name="_32_497">b</text:span><text:span text:style-name="_36_61">e</text:span><text:span text:style-name="_31_669">d</text:span><text:span text:style-name="_31_803"> </text:span><text:span text:style-name="_34_81">i</text:span><text:span text:style-name="_31_177">n</text:span><text:span text:style-name="_31_803"> </text:span><text:span text:style-name="_34_45">t</text:span><text:span text:style-name="_31_669">e</text:span><text:span text:style-name="_32_029">r</text:span><text:span text:style-name="_33_49">m</text:span><text:span text:style-name="_31_249">s</text:span><text:span text:style-name="_31_802"> </text:span><text:span text:style-name="_32_29">o</text:span><text:span text:style-name="_31_129">f</text:span><text:span text:style-name="_31_803"> </text:span><text:span text:style-name="_38_89">a</text:span><text:span text:style-name="_39_02"> </text:span><text:span text:style-name="_32_497">g</text:span><text:span text:style-name="_33_37">a</text:span><text:span text:style-name="_31_213">m</text:span><text:span text:style-name="_32_641">e</text:span><text:span text:style-name="_32_"> </text:span><text:span text:style-name="_31_597">w</text:span><text:span text:style-name="_32_137">h</text:span><text:span text:style-name="_37_69">i</text:span><text:span text:style-name="_31_357">c</text:span><text:span text:style-name="_32_569">h</text:span><text:span text:style-name="_32_"> </text:span><text:span text:style-name="_31_381">w</text:span><text:span text:style-name="_32_257">e</text:span><text:span text:style-name="_32_"> </text:span><text:span text:style-name="_31_705">c</text:span><text:span text:style-name="_32_065">a</text:span><text:span text:style-name="_34_93">l</text:span><text:span text:style-name="_31_177">l</text:span><text:span text:style-name="_31_803"> </text:span><text:span text:style-name="_38_53">t</text:span><text:span text:style-name="_31_213">h</text:span><text:span text:style-name="_32_257">e</text:span><text:span text:style-name="_32_"> </text:span><text:span text:style-name="_31_681">'</text:span><text:span text:style-name="_32_029">i</text:span><text:span text:style-name="_34_09">m</text:span><text:span text:style-name="_31_501">i</text:span><text:span text:style-name="_32_077">t</text:span><text:span text:style-name="_36_73">a</text:span><text:span text:style-name="_31_381">t</text:span><text:span text:style-name="_32_245">i</text:span><text:span text:style-name="_38_17">o</text:span><text:span text:style-name="_31_129">n</text:span><text:span text:style-name="_31_802"> </text:span><text:span text:style-name="_36_73">g</text:span><text:span text:style-name="_31_309">a</text:span><text:span text:style-name="_32_101">m</text:span><text:span text:style-name="_34_45">e</text:span><text:span text:style-name="_31_165">.</text:span><text:span text:style-name="_32_497">"</text:span><text:span text:style-name="_32_"> </text:span><text:span text:style-name="_31_357">I</text:span><text:span text:style-name="_32_461">t</text:span><text:span text:style-name="_33_"> </text:span><text:span text:style-name="_31_525">i</text:span><text:span text:style-name="_32_605">s</text:span><text:span text:style-name="_33_"> </text:span><text:span text:style-name="_31_345">p</text:span><text:span text:style-name="_32_641">l</text:span><text:span text:style-name="_38_41">a</text:span><text:span text:style-name="_31_681">y</text:span><text:span text:style-name="_32_605">e</text:span><text:span text:style-name="_33_49">d</text:span><text:span text:style-name="_39_02"> </text:span><text:span text:style-name="_32_281">w</text:span><text:span text:style-name="_33_49">i</text:span><text:span text:style-name="_31_129">t</text:span><text:span text:style-name="_32_113">h</text:span><text:span text:style-name="_32_"> </text:span><text:span text:style-name="_31_741">t</text:span><text:span text:style-name="_32_473">h</text:span><text:span text:style-name="_34_93">r</text:span><text:span text:style-name="_31_345">e</text:span><text:span text:style-name="_32_473">e</text:span><text:span text:style-name="_32_"> </text:span><text:span text:style-name="_31_573">p</text:span><text:span text:style-name="_32_509">e</text:span><text:span text:style-name="_38_77">o</text:span><text:span text:style-name="_31_681">p</text:span><text:span text:style-name="_32_569">l</text:span><text:span text:style-name="_33_49">e</text:span><text:span text:style-name="_31_597">,</text:span><text:span text:style-name="_31_802"> </text:span><text:span text:style-name="_34_21">a</text:span><text:span text:style-name="_39_03"> </text:span><text:span text:style-name="_32_221">m</text:span><text:span text:style-name="_32_29">a</text:span><text:span text:style-name="_31_249">n</text:span><text:span text:style-name="_31_802"> </text:span><text:span text:style-name="_33_01">(</text:span><text:span text:style-name="_31_597">A</text:span><text:span text:style-name="_32_113">)</text:span><text:span text:style-name="_35_17">,</text:span><text:span text:style-name="_39_02"> </text:span><text:span text:style-name="_32_137">a</text:span><text:span text:style-name="_32_"> </text:span><text:span text:style-name="_31_561">w</text:span><text:span text:style-name="_32_437">o</text:span><text:span text:style-name="_32_41">m</text:span><text:span text:style-name="_31_417">a</text:span><text:span text:style-name="_32_617">n</text:span><text:span text:style-name="_32_"> </text:span><text:span text:style-name="_31_525">(</text:span><text:span text:style-name="_32_617">B</text:span><text:span text:style-name="_35_29">)</text:span><text:span text:style-name="_31_489">,</text:span><text:span text:style-name="_31_803"> </text:span><text:span text:style-name="_36_61">a</text:span><text:span text:style-name="_31_489">n</text:span><text:span text:style-name="_32_605">d</text:span><text:span text:style-name="_32_"> </text:span><text:span text:style-name="_31_213">a</text:span><text:span text:style-name="_32_041">n</text:span><text:span text:style-name="_33_"> </text:span><text:span text:style-name="_31_573">i</text:span><text:span text:style-name="_32_497">n</text:span><text:span text:style-name="_34_21">t</text:span><text:span text:style-name="_31_357">e</text:span><text:span text:style-name="_32_509">r</text:span><text:span text:style-name="_34_09">r</text:span><text:span text:style-name="_31_597">o</text:span><text:span text:style-name="_32_389">g</text:span><text:span text:style-name="_38_89">a</text:span><text:span text:style-name="_31_393">t</text:span><text:span text:style-name="_32_605">o</text:span><text:span text:style-name="_34_21">r</text:span><text:span text:style-name="_39_02"> </text:span><text:span text:style-name="_32_101">(</text:span><text:span text:style-name="_35_89">C</text:span><text:span text:style-name="_31_777">)</text:span><text:span text:style-name="_31_802"> </text:span><text:span text:style-name="_37_09">w</text:span><text:span text:style-name="_31_537">h</text:span><text:span text:style-name="_32_617">o</text:span><text:span text:style-name="_32_"> </text:span><text:span text:style-name="_31_429">m</text:span><text:span text:style-name="_32_137">a</text:span><text:span text:style-name="_37_09">y</text:span><text:span text:style-name="_39_02"> </text:span><text:span text:style-name="_32_245">b</text:span><text:span text:style-name="_38_77">e</text:span><text:span text:style-name="_39_03"> </text:span><text:span text:style-name="_32_569">o</text:span><text:span text:style-name="_37_81">f</text:span><text:span text:style-name="_39_02"> </text:span><text:span text:style-name="_32_473">e</text:span><text:span text:style-name="_36_25">i</text:span><text:span text:style-name="_31_321">t</text:span><text:span text:style-name="_32_425">h</text:span><text:span text:style-name="_37_81">e</text:span><text:span text:style-name="_31_249">r</text:span><text:span text:style-name="_31_802"> </text:span><text:span text:style-name="_35_17">s</text:span><text:span text:style-name="_31_165">e</text:span><text:span text:style-name="_32_029">x</text:span><text:span text:style-name="_37_09">.</text:span><text:span text:style-name="_39_03"> </text:span><text:span text:style-name="_32_317">T</text:span><text:span text:style-name="_32_29">h</text:span><text:span text:style-name="_31_201">e</text:span><text:span text:style-name="_31_803"> </text:span><text:span text:style-name="_38_89">i</text:span><text:span text:style-name="_31_777">n</text:span><text:span text:style-name="_32_149">t</text:span><text:span text:style-name="_38_77">e</text:span><text:span text:style-name="_31_741">r</text:span><text:span text:style-name="_32_389">r</text:span><text:span text:style-name="_34_21">o</text:span><text:span text:style-name="_31_165">g</text:span><text:span text:style-name="_32_329">a</text:span><text:span text:style-name="_33_01">t</text:span><text:span text:style-name="_31_501">o</text:span><text:span text:style-name="_32_077">r</text:span><text:span text:style-name="_32_"> </text:span><text:span text:style-name="_31_165">s</text:span><text:span text:style-name="_32_101">t</text:span><text:span text:style-name="_32_41">a</text:span><text:span text:style-name="_31_381">y</text:span><text:span text:style-name="_32_281">s</text:span><text:span text:style-name="_33_"> </text:span><text:span text:style-name="_31_165">i</text:span><text:span text:style-name="_32_509">n</text:span><text:span text:style-name="_33_"> </text:span><text:span text:style-name="_31_501">a</text:span><text:span text:style-name="_31_803"> </text:span><text:span text:style-name="_36_01">r</text:span><text:span text:style-name="_31_609">o</text:span><text:span text:style-name="_32_389">o</text:span><text:span text:style-name="_33_37">m</text:span><text:span text:style-name="_39_02"> </text:span><text:span text:style-name="_32_113">a</text:span><text:span text:style-name="_34_45">p</text:span><text:span text:style-name="_31_249">a</text:span><text:span text:style-name="_32_329">r</text:span><text:span text:style-name="_38_53">t</text:span><text:span text:style-name="_39_02"> </text:span><text:span text:style-name="_32_245">f</text:span><text:span text:style-name="_35_17">r</text:span><text:span text:style-name="_31_573">o</text:span><text:span text:style-name="_32_581">n</text:span><text:span text:style-name="_35_17">t</text:span><text:span text:style-name="_39_02"> </text:span><text:span text:style-name="_32_617">t</text:span><text:span text:style-name="_37_81">h</text:span><text:span text:style-name="_31_525">e</text:span><text:span text:style-name="_31_802"> </text:span><text:span text:style-name="_34_57">o</text:span><text:span text:style-name="_31_537">t</text:span><text:span text:style-name="_32_329">h</text:span><text:span text:style-name="_36_73">e</text:span><text:span text:style-name="_31_393">r</text:span><text:span text:style-name="_31_803"> </text:span><text:span text:style-name="_38_41">t</text:span><text:span text:style-name="_31_177">w</text:span><text:span text:style-name="_32_389">o</text:span><text:span text:style-name="_34_45">.</text:span><text:span text:style-name="_39_02"> </text:span><text:span text:style-name="_32_605">T</text:span><text:span text:style-name="_34_93">h</text:span><text:span text:style-name="_31_717">e</text:span><text:span text:style-name="_31_802"> </text:span><text:span text:style-name="_33_13">o</text:span><text:span text:style-name="_31_201">b</text:span><text:span text:style-name="_32_101">j</text:span><text:span text:style-name="_38_05">e</text:span><text:span text:style-name="_31_417">c</text:span><text:span text:style-name="_32_437">t</text:span><text:span text:style-name="_32_"> </text:span><text:span text:style-name="_31_753">o</text:span><text:span text:style-name="_32_065">f</text:span><text:span text:style-name="_33_"> </text:span><text:span text:style-name="_31_753">t</text:span><text:span text:style-name="_32_245">h</text:span><text:span text:style-name="_34_81">e</text:span><text:span text:style-name="_39_02"> </text:span><text:span text:style-name="_32_257">g</text:span><text:span text:style-name="_34_45">a</text:span><text:span text:style-name="_31_129">m</text:span><text:span text:style-name="_32_209">e</text:span><text:span text:style-name="_32_"> </text:span><text:span text:style-name="_31_609">f</text:span><text:span text:style-name="_32_509">o</text:span><text:span text:style-name="_38_77">r</text:span><text:span text:style-name="_39_02"> </text:span><text:span text:style-name="_32_677">t</text:span><text:span text:style-name="_38_89">h</text:span><text:span text:style-name="_31_741">e</text:span><text:span text:style-name="_31_803"> </text:span><text:span text:style-name="_38_89">i</text:span><text:span text:style-name="_31_705">n</text:span><text:span text:style-name="_32_617">t</text:span><text:span text:style-name="_34_81">e</text:span><text:span text:style-name="_31_705">r</text:span><text:span text:style-name="_32_209">r</text:span><text:span text:style-name="_33_13">o</text:span><text:span text:style-name="_31_213">g</text:span><text:span text:style-name="_32_641">a</text:span><text:span text:style-name="_37_09">t</text:span><text:span text:style-name="_31_177">o</text:span><text:span text:style-name="_32_137">r</text:span><text:span text:style-name="_33_"> </text:span><text:span text:style-name="_31_213">i</text:span><text:span text:style-name="_32_437">s</text:span><text:span text:style-name="_33_"> </text:span><text:span text:style-name="_31_237">t</text:span><text:span text:style-name="_32_029">o</text:span><text:span text:style-name="_32_"> </text:span><text:span text:style-name="_31_573">d</text:span><text:span text:style-name="_32_401">e</text:span><text:span text:style-name="_34_81">t</text:span><text:span text:style-name="_31_201">e</text:span><text:span text:style-name="_32_329">r</text:span><text:span text:style-name="_35_17">m</text:span><text:span text:style-name="_31_237">i</text:span><text:span text:style-name="_32_113">n</text:span><text:span text:style-name="_34_09">e</text:span><text:span text:style-name="_39_02"> </text:span><text:span text:style-name="_32_113">w</text:span><text:span text:style-name="_34_09">h</text:span><text:span text:style-name="_31_741">i</text:span><text:span text:style-name="_32_077">c</text:span><text:span text:style-name="_36_73">h</text:span><text:span text:style-name="_39_03"> </text:span><text:span text:style-name="_32_329">o</text:span><text:span text:style-name="_38_05">f</text:span><text:span text:style-name="_39_02"> </text:span><text:span text:style-name="_32_461">t</text:span><text:span text:style-name="_36_01">h</text:span><text:span text:style-name="_31_489">e</text:span><text:span text:style-name="_31_802"> </text:span><text:span text:style-name="_35_17">o</text:span><text:span text:style-name="_31_249">t</text:span><text:span text:style-name="_32_617">h</text:span><text:span text:style-name="_35_29">e</text:span><text:span text:style-name="_31_705">r</text:span><text:span text:style-name="_31_803"> </text:span><text:span text:style-name="_37_69">t</text:span><text:span text:style-name="_31_573">w</text:span><text:span text:style-name="_32_461">o</text:span><text:span text:style-name="_32_"> </text:span><text:span text:style-name="_31_141">i</text:span><text:span text:style-name="_32_257">s</text:span><text:span text:style-name="_33_"> </text:span><text:span text:style-name="_31_609">t</text:span><text:span text:style-name="_32_605">h</text:span><text:span text:style-name="_33_13">e</text:span><text:span text:style-name="_39_03"> </text:span><text:span text:style-name="_32_221">m</text:span><text:span text:style-name="_37_81">a</text:span><text:span text:style-name="_31_717">n</text:span><text:span text:style-name="_31_803"> </text:span><text:span text:style-name="_38_41">a</text:span><text:span text:style-name="_31_597">n</text:span><text:span text:style-name="_32_653">d</text:span><text:span text:style-name="_32_"> </text:span><text:span text:style-name="_31_537">w</text:span><text:span text:style-name="_32_509">h</text:span><text:span text:style-name="_32_65">i</text:span><text:span text:style-name="_31_561">c</text:span><text:span text:style-name="_32_137">h</text:span><text:span text:style-name="_32_"> </text:span><text:span text:style-name="_31_573">i</text:span><text:span text:style-name="_32_245">s</text:span><text:span text:style-name="_33_"> </text:span><text:span text:style-name="_31_741">t</text:span><text:span text:style-name="_32_389">h</text:span><text:span text:style-name="_36_73">e</text:span><text:span text:style-name="_39_03"> </text:span><text:span text:style-name="_32_401">w</text:span><text:span text:style-name="_36_73">o</text:span><text:span text:style-name="_31_201">m</text:span><text:span text:style-name="_32_209">a</text:span><text:span text:style-name="_33_01">n</text:span><text:span text:style-name="_31_429">.</text:span><text:span text:style-name="_31_802"> </text:span><text:span text:style-name="_33_13">H</text:span><text:span text:style-name="_31_561">e</text:span><text:span text:style-name="_31_803"> </text:span><text:span text:style-name="_34_45">k</text:span><text:span text:style-name="_31_213">n</text:span><text:span text:style-name="_32_389">o</text:span><text:span text:style-name="_36_97">w</text:span><text:span text:style-name="_31_321">s</text:span><text:span text:style-name="_31_802"> </text:span><text:span text:style-name="_35_29">t</text:span><text:span text:style-name="_31_165">h</text:span><text:span text:style-name="_32_329">e</text:span><text:span text:style-name="_33_13">m</text:span><text:span text:style-name="_39_03"> </text:span><text:span text:style-name="_32_077">b</text:span><text:span text:style-name="_34_57">y</text:span><text:span text:style-name="_39_02"> </text:span><text:span text:style-name="_32_473">l</text:span><text:span text:style-name="_32_77">a</text:span><text:span text:style-name="_31_141">b</text:span><text:span text:style-name="_32_689">e</text:span><text:span text:style-name="_34_21">l</text:span><text:span text:style-name="_31_381">s</text:span><text:span text:style-name="_31_803"> </text:span><text:span text:style-name="_34_57">X</text:span><text:span text:style-name="_39_03"> </text:span><text:span text:style-name="_32_653">a</text:span><text:span text:style-name="_35_29">n</text:span><text:span text:style-name="_31_429">d</text:span><text:span text:style-name="_31_803"> </text:span><text:span text:style-name="_38_41">Y</text:span><text:span text:style-name="_31_201">,</text:span><text:span text:style-name="_31_802"> </text:span><text:span text:style-name="_35_29">a</text:span><text:span text:style-name="_31_249">n</text:span><text:span text:style-name="_32_689">d</text:span><text:span text:style-name="_33_"> </text:span><text:span text:style-name="_31_669">a</text:span><text:span text:style-name="_32_569">t</text:span><text:span text:style-name="_32_"> </text:span><text:span text:style-name="_31_705">t</text:span><text:span text:style-name="_32_617">h</text:span><text:span text:style-name="_36_61">e</text:span><text:span text:style-name="_39_02"> </text:span><text:span text:style-name="_32_653">e</text:span><text:span text:style-name="_33_13">n</text:span><text:span text:style-name="_31_717">d</text:span><text:span text:style-name="_31_803"> </text:span><text:span text:style-name="_38_53">o</text:span><text:span text:style-name="_31_417">f</text:span><text:span text:style-name="_31_803"> </text:span><text:span text:style-name="_35_89">t</text:span><text:span text:style-name="_31_249">h</text:span><text:span text:style-name="_32_677">e</text:span><text:span text:style-name="_32_"> </text:span><text:span text:style-name="_31_249">g</text:span><text:span text:style-name="_32_137">a</text:span><text:span text:style-name="_33_49">m</text:span><text:span text:style-name="_31_501">e</text:span><text:span text:style-name="_31_802"> </text:span><text:span text:style-name="_34_57">h</text:span><text:span text:style-name="_31_141">e</text:span><text:span text:style-name="_31_803"> </text:span><text:span text:style-name="_36_37">s</text:span><text:span text:style-name="_31_381">a</text:span><text:span text:style-name="_32_437">y</text:span><text:span text:style-name="_33_01">s</text:span><text:span text:style-name="_39_02"> </text:span><text:span text:style-name="_32_497">e</text:span><text:span text:style-name="_36_37">i</text:span><text:span text:style-name="_31_501">t</text:span><text:span text:style-name="_32_101">h</text:span><text:span text:style-name="_38_89">e</text:span><text:span text:style-name="_31_213">r</text:span><text:span text:style-name="_31_803"> </text:span><text:span text:style-name="_37_09">"</text:span><text:span text:style-name="_31_213">X</text:span><text:span text:style-name="_31_803"> </text:span><text:span text:style-name="_33_01">i</text:span><text:span text:style-name="_31_381">s</text:span><text:span text:style-name="_31_803"> </text:span><text:span text:style-name="_34_81">A</text:span><text:span text:style-name="_39_03"> </text:span><text:span text:style-name="_32_029">a</text:span><text:span text:style-name="_32_65">n</text:span><text:span text:style-name="_31_321">d</text:span><text:span text:style-name="_31_803"> </text:span><text:span text:style-name="_38_05">Y</text:span><text:span text:style-name="_39_02"> </text:span><text:span text:style-name="_32_041">i</text:span><text:span text:style-name="_34_45">s</text:span><text:span text:style-name="_39_02"> </text:span><text:span text:style-name="_32_389">B</text:span><text:span text:style-name="_36_01">"</text:span><text:span text:style-name="_39_02"> </text:span><text:span text:style-name="_32_209">o</text:span><text:span text:style-name="_34_45">r</text:span><text:span text:style-name="_39_02"> </text:span><text:span text:style-name="_32_221">"</text:span><text:span text:style-name="_34_93">X</text:span><text:span text:style-name="_39_02"> </text:span><text:span text:style-name="_32_113">i</text:span><text:span text:style-name="_32_41">s</text:span><text:span text:style-name="_39_02"> </text:span><text:span text:style-name="_32_653">B</text:span><text:span text:style-name="_33_"> </text:span><text:span text:style-name="_31_165">a</text:span><text:span text:style-name="_32_257">n</text:span><text:span text:style-name="_32_29">d</text:span><text:span text:style-name="_39_03"> </text:span><text:span text:style-name="_32_437">Y</text:span><text:span text:style-name="_32_"> </text:span><text:span text:style-name="_31_201">i</text:span><text:span text:style-name="_32_605">s</text:span><text:span text:style-name="_32_"> </text:span><text:span text:style-name="_31_429">A</text:span><text:span text:style-name="_32_101">.</text:span><text:span text:style-name="_34_57">"</text:span><text:span text:style-name="_39_02"> </text:span><text:span text:style-name="_32_617">T</text:span><text:span text:style-name="_36_25">h</text:span><text:span text:style-name="_31_489">e</text:span><text:span text:style-name="_31_803"> </text:span><text:span text:style-name="_34_93">i</text:span><text:span text:style-name="_31_669">n</text:span><text:span text:style-name="_32_437">t</text:span><text:span text:style-name="_33_37">e</text:span><text:span text:style-name="_31_525">r</text:span><text:span text:style-name="_32_497">r</text:span><text:span text:style-name="_32_77">o</text:span><text:span text:style-name="_31_141">g</text:span><text:span text:style-name="_32_497">a</text:span><text:span text:style-name="_37_69">t</text:span><text:span text:style-name="_31_321">o</text:span><text:span text:style-name="_32_653">r</text:span><text:span text:style-name="_33_"> </text:span><text:span text:style-name="_31_213">i</text:span><text:span text:style-name="_32_581">s</text:span><text:span text:style-name="_32_"> </text:span><text:span text:style-name="_31_561">a</text:span><text:span text:style-name="_32_221">l</text:span><text:span text:style-name="_38_05">l</text:span><text:span text:style-name="_31_537">o</text:span><text:span text:style-name="_32_401">w</text:span><text:span text:style-name="_34_57">e</text:span><text:span text:style-name="_31_345">d</text:span><text:span text:style-name="_31_803"> </text:span><text:span text:style-name="_33_01">t</text:span><text:span text:style-name="_31_429">o</text:span><text:span text:style-name="_31_803"> </text:span><text:span text:style-name="_36_37">p</text:span><text:span text:style-name="_31_537">u</text:span><text:span text:style-name="_32_689">t</text:span><text:span text:style-name="_32_"> </text:span><text:span text:style-name="_31_381">q</text:span><text:span text:style-name="_32_257">u</text:span><text:span text:style-name="_38_41">e</text:span><text:span text:style-name="_31_705">s</text:span><text:span text:style-name="_32_653">t</text:span><text:span text:style-name="_36_61">i</text:span><text:span text:style-name="_31_561">o</text:span><text:span text:style-name="_32_617">n</text:span><text:span text:style-name="_34_81">s</text:span><text:span text:style-name="_39_03"> </text:span><text:span text:style-name="_32_065">t</text:span><text:span text:style-name="_37_81">o</text:span><text:span text:style-name="_39_02"> </text:span><text:span text:style-name="_32_029">A</text:span><text:span text:style-name="_32_"> </text:span><text:span text:style-name="_31_705">a</text:span><text:span text:style-name="_32_509">n</text:span><text:span text:style-name="_35_29">d</text:span><text:span text:style-name="_39_03"> </text:span><text:span text:style-name="_32_149">B</text:span><text:span text:style-name="_32_"> </text:span><text:span text:style-name="_31_393">t</text:span><text:span text:style-name="_32_101">h</text:span><text:span text:style-name="_33_01">u</text:span><text:span text:style-name="_31_753">s</text:span><text:span text:style-name="_32_581">:</text:span></text:p>
      <text:p text:style-name="P1"><text:span text:style-name="_37_81">C</text:span><text:span text:style-name="_31_321">:</text:span><text:span text:style-name="_31_802"> </text:span><text:span text:style-name="_35_89">W</text:span><text:span text:style-name="_31_537">i</text:span><text:span text:style-name="_32_473">l</text:span><text:span text:style-name="_36_73">l</text:span><text:span text:style-name="_39_02"> </text:span><text:span text:style-name="_32_113">X</text:span><text:span text:style-name="_33_"> </text:span><text:span text:style-name="_31_165">p</text:span><text:span text:style-name="_32_605">l</text:span><text:span text:style-name="_32_77">e</text:span><text:span text:style-name="_31_249">a</text:span><text:span text:style-name="_32_221">s</text:span><text:span text:style-name="_38_77">e</text:span><text:span text:style-name="_39_03"> </text:span><text:span text:style-name="_32_113">t</text:span><text:span text:style-name="_34_21">e</text:span><text:span text:style-name="_31_309">l</text:span><text:span text:style-name="_32_281">l</text:span><text:span text:style-name="_33_"> </text:span><text:span text:style-name="_31_669">m</text:span><text:span text:style-name="_32_509">e</text:span><text:span text:style-name="_32_"> </text:span><text:span text:style-name="_31_609">t</text:span><text:span text:style-name="_32_509">h</text:span><text:span text:style-name="_32_77">e</text:span><text:span text:style-name="_39_02"> </text:span><text:span text:style-name="_32_149">l</text:span><text:span text:style-name="_35_29">e</text:span><text:span text:style-name="_31_309">n</text:span><text:span text:style-name="_32_473">g</text:span><text:span text:style-name="_34_09">t</text:span><text:span text:style-name="_31_573">h</text:span><text:span text:style-name="_31_802"> </text:span><text:span text:style-name="_36_37">o</text:span><text:span text:style-name="_31_177">f</text:span><text:span text:style-name="_31_802"> </text:span><text:span text:style-name="_37_09">h</text:span><text:span text:style-name="_31_417">i</text:span><text:span text:style-name="_32_605">s</text:span><text:span text:style-name="_32_"> </text:span><text:span text:style-name="_31_597">o</text:span><text:span text:style-name="_32_257">r</text:span><text:span text:style-name="_33_"> </text:span><text:span text:style-name="_31_561">h</text:span><text:span text:style-name="_32_689">e</text:span><text:span text:style-name="_35_29">r</text:span><text:span text:style-name="_39_02"> </text:span><text:span text:style-name="_32_653">h</text:span><text:span text:style-name="_36_37">a</text:span><text:span text:style-name="_31_201">i</text:span><text:span text:style-name="_32_389">r</text:span><text:span text:style-name="_35_17">?</text:span></text:p>
      <text:p text:style-name="P1"><text:span text:style-name="_34_21">N</text:span><text:span text:style-name="_31_381">o</text:span><text:span text:style-name="_32_389">w</text:span><text:span text:style-name="_32_"> </text:span><text:span text:style-name="_31_525">s</text:span><text:span text:style-name="_32_569">u</text:span><text:span text:style-name="_38_77">p</text:span><text:span text:style-name="_31_129">p</text:span><text:span text:style-name="_32_077">o</text:span><text:span text:style-name="_37_69">s</text:span><text:span text:style-name="_31_393">e</text:span><text:span text:style-name="_31_802"> </text:span><text:span text:style-name="_34_81">X</text:span><text:span text:style-name="_39_03"> </text:span><text:span text:style-name="_32_065">i</text:span><text:span text:style-name="_38_53">s</text:span><text:span text:style-name="_39_02"> </text:span><text:span text:style-name="_32_425">a</text:span><text:span text:style-name="_34_81">c</text:span><text:span text:style-name="_31_573">t</text:span><text:span text:style-name="_32_113">u</text:span><text:span text:style-name="_37_81">a</text:span><text:span text:style-name="_31_237">l</text:span><text:span text:style-name="_32_257">l</text:span><text:span text:style-name="_35_17">y</text:span><text:span text:style-name="_39_02"> </text:span><text:span text:style-name="_32_041">A</text:span><text:span text:style-name="_34_09">,</text:span><text:span text:style-name="_39_03"> </text:span><text:span text:style-name="_32_641">t</text:span><text:span text:style-name="_36_25">h</text:span><text:span text:style-name="_31_777">e</text:span><text:span text:style-name="_32_281">n</text:span><text:span text:style-name="_32_"> </text:span><text:span text:style-name="_31_237">A</text:span><text:span text:style-name="_31_802"> </text:span><text:span text:style-name="_32_41">m</text:span><text:span text:style-name="_31_417">u</text:span><text:span text:style-name="_32_605">s</text:span><text:span text:style-name="_38_41">t</text:span><text:span text:style-name="_39_03"> </text:span><text:span text:style-name="_32_101">a</text:span><text:span text:style-name="_34_57">n</text:span><text:span text:style-name="_31_537">s</text:span><text:span text:style-name="_32_245">w</text:span><text:span text:style-name="_36_01">e</text:span><text:span text:style-name="_31_525">r</text:span><text:span text:style-name="_32_461">.</text:span><text:span text:style-name="_32_"> </text:span><text:span text:style-name="_31_537">I</text:span><text:span text:style-name="_32_317">t</text:span><text:span text:style-name="_33_"> </text:span><text:span text:style-name="_31_753">i</text:span><text:span text:style-name="_32_653">s</text:span><text:span text:style-name="_32_"> </text:span><text:span text:style-name="_31_525">A</text:span><text:span text:style-name="_32_677">'</text:span><text:span text:style-name="_34_21">s</text:span><text:span text:style-name="_39_02"> </text:span><text:span text:style-name="_32_461">o</text:span><text:span text:style-name="_38_53">b</text:span><text:span text:style-name="_31_417">j</text:span><text:span text:style-name="_32_245">e</text:span><text:span text:style-name="_33_37">c</text:span><text:span text:style-name="_31_597">t</text:span><text:span text:style-name="_31_803"> </text:span><text:span text:style-name="_38_17">i</text:span><text:span text:style-name="_31_537">n</text:span><text:span text:style-name="_31_803"> </text:span><text:span text:style-name="_33_37">t</text:span><text:span text:style-name="_31_753">h</text:span><text:span text:style-name="_32_653">e</text:span><text:span text:style-name="_32_"> </text:span><text:span text:style-name="_31_489">g</text:span><text:span text:style-name="_32_641">a</text:span><text:span text:style-name="_34_81">m</text:span><text:span text:style-name="_31_321">e</text:span><text:span text:style-name="_31_803"> </text:span><text:span text:style-name="_34_81">t</text:span><text:span text:style-name="_31_393">o</text:span><text:span text:style-name="_31_802"> </text:span><text:span text:style-name="_35_89">t</text:span><text:span text:style-name="_31_177">r</text:span><text:span text:style-name="_32_653">y</text:span><text:span text:style-name="_32_"> </text:span><text:span text:style-name="_31_597">a</text:span><text:span text:style-name="_32_041">n</text:span><text:span text:style-name="_35_89">d</text:span><text:span text:style-name="_39_02"> </text:span><text:span text:style-name="_32_281">c</text:span><text:span text:style-name="_36_25">a</text:span><text:span text:style-name="_31_501">u</text:span><text:span text:style-name="_32_605">s</text:span><text:span text:style-name="_36_25">e</text:span><text:span text:style-name="_39_03"> </text:span><text:span text:style-name="_32_041">C</text:span><text:span text:style-name="_33_"> </text:span><text:span text:style-name="_31_777">t</text:span><text:span text:style-name="_32_605">o</text:span><text:span text:style-name="_33_"> </text:span><text:span text:style-name="_31_741">m</text:span><text:span text:style-name="_32_509">a</text:span><text:span text:style-name="_34_21">k</text:span><text:span text:style-name="_31_597">e</text:span><text:span text:style-name="_31_802"> </text:span><text:span text:style-name="_36_37">t</text:span><text:span text:style-name="_31_429">h</text:span><text:span text:style-name="_32_029">e</text:span><text:span text:style-name="_33_"> </text:span><text:span text:style-name="_31_777">w</text:span><text:span text:style-name="_32_509">r</text:span><text:span text:style-name="_32_77">o</text:span><text:span text:style-name="_31_705">n</text:span><text:span text:style-name="_32_473">g</text:span><text:span text:style-name="_33_"> </text:span><text:span text:style-name="_31_381">i</text:span><text:span text:style-name="_32_029">d</text:span><text:span text:style-name="_36_61">e</text:span><text:span text:style-name="_31_489">n</text:span><text:span text:style-name="_32_641">t</text:span><text:span text:style-name="_33_37">i</text:span><text:span text:style-name="_31_597">f</text:span><text:span text:style-name="_32_101">i</text:span><text:span text:style-name="_34_93">c</text:span><text:span text:style-name="_31_597">a</text:span><text:span text:style-name="_32_077">t</text:span><text:span text:style-name="_33_01">i</text:span><text:span text:style-name="_31_417">o</text:span><text:span text:style-name="_32_581">n</text:span><text:span text:style-name="_34_45">.</text:span><text:span text:style-name="_39_03"> </text:span><text:span text:style-name="_32_113">H</text:span><text:span text:style-name="_36_37">i</text:span><text:span text:style-name="_31_573">s</text:span><text:span text:style-name="_31_803"> </text:span><text:span text:style-name="_36_61">a</text:span><text:span text:style-name="_31_561">n</text:span><text:span text:style-name="_32_221">s</text:span><text:span text:style-name="_32_41">w</text:span><text:span text:style-name="_31_681">e</text:span><text:span text:style-name="_32_689">r</text:span><text:span text:style-name="_33_"> </text:span><text:span text:style-name="_31_201">m</text:span><text:span text:style-name="_32_389">i</text:span><text:span text:style-name="_36_61">g</text:span><text:span text:style-name="_31_609">h</text:span><text:span text:style-name="_32_569">t</text:span><text:span text:style-name="_32_"> </text:span><text:span text:style-name="_31_789">t</text:span><text:span text:style-name="_32_149">h</text:span><text:span text:style-name="_36_01">e</text:span><text:span text:style-name="_31_501">r</text:span><text:span text:style-name="_32_077">e</text:span><text:span text:style-name="_34_81">f</text:span><text:span text:style-name="_31_309">o</text:span><text:span text:style-name="_32_329">r</text:span><text:span text:style-name="_37_81">e</text:span><text:span text:style-name="_39_03"> </text:span><text:span text:style-name="_32_605">b</text:span><text:span text:style-name="_33_37">e</text:span><text:span text:style-name="_31_609">:</text:span></text:p>
      <text:p text:style-name="P1"><text:span text:style-name="_34_45">"</text:span><text:span text:style-name="_31_177">M</text:span><text:span text:style-name="_32_605">y</text:span><text:span text:style-name="_33_"> </text:span><text:span text:style-name="_31_429">h</text:span><text:span text:style-name="_32_461">a</text:span><text:span text:style-name="_34_09">i</text:span><text:span text:style-name="_31_573">r</text:span><text:span text:style-name="_31_803"> </text:span><text:span text:style-name="_37_81">i</text:span><text:span text:style-name="_31_609">s</text:span><text:span text:style-name="_31_802"> </text:span><text:span text:style-name="_38_05">s</text:span><text:span text:style-name="_31_357">h</text:span><text:span text:style-name="_32_653">i</text:span><text:span text:style-name="_32_65">n</text:span><text:span text:style-name="_31_321">g</text:span><text:span text:style-name="_32_293">l</text:span><text:span text:style-name="_33_49">e</text:span><text:span text:style-name="_31_357">d</text:span><text:span text:style-name="_32_221">,</text:span><text:span text:style-name="_33_"> </text:span><text:span text:style-name="_31_789">a</text:span><text:span text:style-name="_32_461">n</text:span><text:span text:style-name="_38_53">d</text:span><text:span text:style-name="_39_02"> </text:span><text:span text:style-name="_32_425">t</text:span><text:span text:style-name="_38_05">h</text:span><text:span text:style-name="_31_681">e</text:span><text:span text:style-name="_31_802"> </text:span><text:span text:style-name="_37_69">l</text:span><text:span text:style-name="_31_561">o</text:span><text:span text:style-name="_32_221">n</text:span><text:span text:style-name="_33_01">g</text:span><text:span text:style-name="_31_429">e</text:span><text:span text:style-name="_32_689">s</text:span><text:span text:style-name="_36_37">t</text:span><text:span text:style-name="_39_02"> </text:span><text:span text:style-name="_32_425">s</text:span><text:span text:style-name="_32_41">t</text:span><text:span text:style-name="_31_501">r</text:span><text:span text:style-name="_32_653">a</text:span><text:span text:style-name="_33_01">n</text:span><text:span text:style-name="_31_165">d</text:span><text:span text:style-name="_32_569">s</text:span><text:span text:style-name="_33_"> </text:span><text:span text:style-name="_31_753">a</text:span><text:span text:style-name="_32_329">r</text:span><text:span text:style-name="_34_45">e</text:span><text:span text:style-name="_39_03"> </text:span><text:span text:style-name="_32_041">a</text:span><text:span text:style-name="_36_01">b</text:span><text:span text:style-name="_31_501">o</text:span><text:span text:style-name="_32_137">u</text:span><text:span text:style-name="_34_81">t</text:span><text:span text:style-name="_39_03"> </text:span><text:span text:style-name="_32_689">n</text:span><text:span text:style-name="_36_97">i</text:span><text:span text:style-name="_31_213">n</text:span><text:span text:style-name="_32_581">e</text:span><text:span text:style-name="_32_"> </text:span><text:span text:style-name="_31_789">i</text:span><text:span text:style-name="_32_425">n</text:span><text:span text:style-name="_33_37">c</text:span><text:span text:style-name="_31_681">h</text:span><text:span text:style-name="_32_389">e</text:span><text:span text:style-name="_32_77">s</text:span><text:span text:style-name="_39_02"> </text:span><text:span text:style-name="_32_209">l</text:span><text:span text:style-name="_33_37">o</text:span><text:span text:style-name="_31_201">n</text:span><text:span text:style-name="_32_065">g</text:span><text:span text:style-name="_34_81">.</text:span><text:span text:style-name="_31_705">"</text:span></text:p>
      <text:p text:style-name="P1"><text:span text:style-name="_33_37">I</text:span><text:span text:style-name="_31_597">n</text:span><text:span text:style-name="_31_803"> </text:span><text:span text:style-name="_33_13">o</text:span><text:span text:style-name="_31_525">r</text:span><text:span text:style-name="_32_077">d</text:span><text:span text:style-name="_38_53">e</text:span><text:span text:style-name="_31_597">r</text:span><text:span text:style-name="_31_803"> </text:span><text:span text:style-name="_37_81">t</text:span><text:span text:style-name="_31_357">h</text:span><text:span text:style-name="_32_281">a</text:span><text:span text:style-name="_34_21">t</text:span><text:span text:style-name="_39_02"> </text:span><text:span text:style-name="_32_281">t</text:span><text:span text:style-name="_36_61">o</text:span><text:span text:style-name="_31_429">n</text:span><text:span text:style-name="_32_317">e</text:span><text:span text:style-name="_36_25">s</text:span><text:span text:style-name="_39_02"> </text:span><text:span text:style-name="_32_101">o</text:span><text:span text:style-name="_33_37">f</text:span><text:span text:style-name="_39_03"> </text:span><text:span text:style-name="_32_329">v</text:span><text:span text:style-name="_38_53">o</text:span><text:span text:style-name="_31_753">i</text:span><text:span text:style-name="_32_497">c</text:span><text:span text:style-name="_36_73">e</text:span><text:span text:style-name="_39_02"> </text:span><text:span text:style-name="_32_617">m</text:span><text:span text:style-name="_34_81">a</text:span><text:span text:style-name="_31_165">y</text:span><text:span text:style-name="_31_802"> </text:span><text:span text:style-name="_33_13">n</text:span><text:span text:style-name="_31_381">o</text:span><text:span text:style-name="_32_209">t</text:span><text:span text:style-name="_32_"> </text:span><text:span text:style-name="_31_237">h</text:span><text:span text:style-name="_32_077">e</text:span><text:span text:style-name="_38_89">l</text:span><text:span text:style-name="_31_717">p</text:span><text:span text:style-name="_31_803"> </text:span><text:span text:style-name="_35_89">t</text:span><text:span text:style-name="_31_357">h</text:span><text:span text:style-name="_32_581">e</text:span><text:span text:style-name="_33_"> </text:span><text:span text:style-name="_31_177">i</text:span><text:span text:style-name="_32_389">n</text:span><text:span text:style-name="_36_97">t</text:span><text:span text:style-name="_31_789">e</text:span><text:span text:style-name="_32_065">r</text:span><text:span text:style-name="_36_61">r</text:span><text:span text:style-name="_31_177">o</text:span><text:span text:style-name="_32_245">g</text:span><text:span text:style-name="_36_25">a</text:span><text:span text:style-name="_31_381">t</text:span><text:span text:style-name="_32_137">o</text:span><text:span text:style-name="_34_81">r</text:span><text:span text:style-name="_39_02"> </text:span><text:span text:style-name="_32_689">t</text:span><text:span text:style-name="_33_01">h</text:span><text:span text:style-name="_31_681">e</text:span><text:span text:style-name="_31_803"> </text:span><text:span text:style-name="_38_53">a</text:span><text:span text:style-name="_31_789">n</text:span><text:span text:style-name="_32_317">s</text:span><text:span text:style-name="_34_81">w</text:span><text:span text:style-name="_31_525">e</text:span><text:span text:style-name="_32_497">r</text:span><text:span text:style-name="_37_69">s</text:span><text:span text:style-name="_39_02"> </text:span><text:span text:style-name="_32_509">s</text:span><text:span text:style-name="_38_77">h</text:span><text:span text:style-name="_31_789">o</text:span><text:span text:style-name="_32_065">u</text:span><text:span text:style-name="_32_41">l</text:span><text:span text:style-name="_31_237">d</text:span><text:span text:style-name="_31_803"> </text:span><text:span text:style-name="_33_49">b</text:span><text:span text:style-name="_31_177">e</text:span><text:span text:style-name="_31_802"> </text:span><text:span text:style-name="_37_81">w</text:span><text:span text:style-name="_31_489">r</text:span><text:span text:style-name="_32_641">i</text:span><text:span text:style-name="_38_17">t</text:span><text:span text:style-name="_31_537">t</text:span><text:span text:style-name="_32_029">e</text:span><text:span text:style-name="_38_41">n</text:span><text:span text:style-name="_31_537">,</text:span><text:span text:style-name="_31_803"> </text:span><text:span text:style-name="_34_93">o</text:span><text:span text:style-name="_31_717">r</text:span><text:span text:style-name="_31_803"> </text:span><text:span text:style-name="_38_53">b</text:span><text:span text:style-name="_31_345">e</text:span><text:span text:style-name="_32_677">t</text:span><text:span text:style-name="_34_57">t</text:span><text:span text:style-name="_31_417">e</text:span><text:span text:style-name="_32_317">r</text:span><text:span text:style-name="_32_"> </text:span><text:span text:style-name="_31_705">s</text:span><text:span text:style-name="_32_029">t</text:span><text:span text:style-name="_33_01">i</text:span><text:span text:style-name="_31_789">l</text:span><text:span text:style-name="_32_245">l</text:span><text:span text:style-name="_33_13">,</text:span><text:span text:style-name="_39_03"> </text:span><text:span text:style-name="_32_689">t</text:span><text:span text:style-name="_38_77">y</text:span><text:span text:style-name="_31_141">p</text:span><text:span text:style-name="_32_497">e</text:span><text:span text:style-name="_35_17">w</text:span><text:span text:style-name="_31_249">r</text:span><text:span text:style-name="_32_029">i</text:span><text:span text:style-name="_38_53">t</text:span><text:span text:style-name="_31_561">t</text:span><text:span text:style-name="_32_221">e</text:span><text:span text:style-name="_38_41">n</text:span><text:span text:style-name="_31_429">.</text:span><text:span text:style-name="_31_802"> </text:span><text:span text:style-name="_34_45">T</text:span><text:span text:style-name="_31_777">h</text:span><text:span text:style-name="_32_209">e</text:span><text:span text:style-name="_32_"> </text:span><text:span text:style-name="_31_669">i</text:span><text:span text:style-name="_32_257">d</text:span><text:span text:style-name="_36_37">e</text:span><text:span text:style-name="_31_537">a</text:span><text:span text:style-name="_32_509">l</text:span><text:span text:style-name="_33_"> </text:span><text:span text:style-name="_31_381">a</text:span><text:span text:style-name="_32_605">r</text:span><text:span text:style-name="_33_49">r</text:span><text:span text:style-name="_31_489">a</text:span><text:span text:style-name="_32_293">n</text:span><text:span text:style-name="_38_05">g</text:span><text:span text:style-name="_31_393">e</text:span><text:span text:style-name="_32_029">m</text:span><text:span text:style-name="_35_29">e</text:span><text:span text:style-name="_31_357">n</text:span><text:span text:style-name="_32_497">t</text:span><text:span text:style-name="_32_"> </text:span><text:span text:style-name="_31_777">i</text:span><text:span text:style-name="_32_329">s</text:span><text:span text:style-name="_32_"> </text:span><text:span text:style-name="_31_489">t</text:span><text:span text:style-name="_32_281">o</text:span><text:span text:style-name="_32_"> </text:span><text:span text:style-name="_31_525">h</text:span><text:span text:style-name="_32_617">a</text:span><text:span text:style-name="_37_09">v</text:span><text:span text:style-name="_31_537">e</text:span><text:span text:style-name="_31_802"> </text:span><text:span text:style-name="_37_09">a</text:span><text:span text:style-name="_39_03"> </text:span><text:span text:style-name="_32_317">t</text:span><text:span text:style-name="_34_45">e</text:span><text:span text:style-name="_31_165">l</text:span><text:span text:style-name="_32_137">e</text:span><text:span text:style-name="_32_77">p</text:span><text:span text:style-name="_31_597">r</text:span><text:span text:style-name="_32_245">i</text:span><text:span text:style-name="_34_93">n</text:span><text:span text:style-name="_31_573">t</text:span><text:span text:style-name="_32_473">e</text:span><text:span text:style-name="_35_89">r</text:span><text:span text:style-name="_39_02"> </text:span><text:span text:style-name="_32_653">c</text:span><text:span text:style-name="_32_77">o</text:span><text:span text:style-name="_31_417">m</text:span><text:span text:style-name="_32_677">m</text:span><text:span text:style-name="_38_41">u</text:span><text:span text:style-name="_31_537">n</text:span><text:span text:style-name="_32_329">i</text:span><text:span text:style-name="_32_65">c</text:span><text:span text:style-name="_31_597">a</text:span><text:span text:style-name="_32_329">t</text:span><text:span text:style-name="_36_61">i</text:span><text:span text:style-name="_31_573">n</text:span><text:span text:style-name="_32_461">g</text:span><text:span text:style-name="_32_"> </text:span><text:span text:style-name="_31_681">b</text:span><text:span text:style-name="_32_317">e</text:span><text:span text:style-name="_34_09">t</text:span><text:span text:style-name="_31_597">w</text:span><text:span text:style-name="_32_569">e</text:span><text:span text:style-name="_36_61">e</text:span><text:span text:style-name="_31_165">n</text:span><text:span text:style-name="_31_803"> </text:span><text:span text:style-name="_35_89">t</text:span><text:span text:style-name="_31_573">h</text:span><text:span text:style-name="_32_653">e</text:span><text:span text:style-name="_33_"> </text:span><text:span text:style-name="_31_609">t</text:span><text:span text:style-name="_32_029">w</text:span><text:span text:style-name="_34_81">o</text:span><text:span text:style-name="_39_03"> </text:span><text:span text:style-name="_32_101">r</text:span><text:span text:style-name="_34_57">o</text:span><text:span text:style-name="_31_381">o</text:span><text:span text:style-name="_32_221">m</text:span><text:span text:style-name="_34_21">s</text:span><text:span text:style-name="_31_525">.</text:span><text:span text:style-name="_31_802"> </text:span><text:span text:style-name="_35_89">A</text:span><text:span text:style-name="_31_357">l</text:span><text:span text:style-name="_32_041">t</text:span><text:span text:style-name="_34_21">e</text:span><text:span text:style-name="_31_705">r</text:span><text:span text:style-name="_32_257">n</text:span><text:span text:style-name="_35_89">a</text:span><text:span text:style-name="_31_717">t</text:span><text:span text:style-name="_32_113">i</text:span><text:span text:style-name="_36_97">v</text:span><text:span text:style-name="_31_357">e</text:span><text:span text:style-name="_32_677">l</text:span><text:span text:style-name="_34_09">y</text:span><text:span text:style-name="_39_02"> </text:span><text:span text:style-name="_32_425">t</text:span><text:span text:style-name="_34_57">h</text:span><text:span text:style-name="_31_669">e</text:span><text:span text:style-name="_31_803"> </text:span><text:span text:style-name="_34_81">q</text:span><text:span text:style-name="_31_357">u</text:span><text:span text:style-name="_32_137">e</text:span><text:span text:style-name="_32_77">s</text:span><text:span text:style-name="_31_201">t</text:span><text:span text:style-name="_32_389">i</text:span><text:span text:style-name="_34_57">o</text:span><text:span text:style-name="_31_561">n</text:span><text:span text:style-name="_31_803"> </text:span><text:span text:style-name="_38_53">a</text:span><text:span text:style-name="_31_537">n</text:span><text:span text:style-name="_32_113">d</text:span><text:span text:style-name="_32_"> </text:span><text:span text:style-name="_31_561">a</text:span><text:span text:style-name="_32_281">n</text:span><text:span text:style-name="_33_01">s</text:span><text:span text:style-name="_31_201">w</text:span><text:span text:style-name="_32_077">e</text:span><text:span text:style-name="_37_69">r</text:span><text:span text:style-name="_31_789">s</text:span><text:span text:style-name="_31_802"> </text:span><text:span text:style-name="_32_77">c</text:span><text:span text:style-name="_31_537">a</text:span><text:span text:style-name="_32_497">n</text:span><text:span text:style-name="_33_"> </text:span><text:span text:style-name="_31_213">b</text:span><text:span text:style-name="_32_257">e</text:span><text:span text:style-name="_32_"> </text:span><text:span text:style-name="_31_501">r</text:span><text:span text:style-name="_32_497">e</text:span><text:span text:style-name="_32_41">p</text:span><text:span text:style-name="_31_129">e</text:span><text:span text:style-name="_32_509">a</text:span><text:span text:style-name="_33_01">t</text:span><text:span text:style-name="_31_609">e</text:span><text:span text:style-name="_32_653">d</text:span><text:span text:style-name="_32_"> </text:span><text:span text:style-name="_31_561">b</text:span><text:span text:style-name="_32_689">y</text:span><text:span text:style-name="_32_"> </text:span><text:span text:style-name="_31_381">a</text:span><text:span text:style-name="_32_497">n</text:span><text:span text:style-name="_32_"> </text:span><text:span text:style-name="_31_129">i</text:span><text:span text:style-name="_32_473">n</text:span><text:span text:style-name="_34_21">t</text:span><text:span text:style-name="_31_753">e</text:span><text:span text:style-name="_32_401">r</text:span><text:span text:style-name="_34_45">m</text:span><text:span text:style-name="_31_321">e</text:span><text:span text:style-name="_32_101">d</text:span><text:span text:style-name="_38_53">i</text:span><text:span text:style-name="_31_573">a</text:span><text:span text:style-name="_32_617">r</text:span><text:span text:style-name="_35_89">y</text:span><text:span text:style-name="_31_417">.</text:span><text:span text:style-name="_31_803"> </text:span><text:span text:style-name="_36_37">T</text:span><text:span text:style-name="_31_249">h</text:span><text:span text:style-name="_32_497">e</text:span><text:span text:style-name="_32_"> </text:span><text:span text:style-name="_31_777">o</text:span><text:span text:style-name="_32_257">b</text:span><text:span text:style-name="_33_37">j</text:span><text:span text:style-name="_31_309">e</text:span><text:span text:style-name="_32_209">c</text:span><text:span text:style-name="_35_29">t</text:span><text:span text:style-name="_39_03"> </text:span><text:span text:style-name="_32_473">o</text:span><text:span text:style-name="_36_97">f</text:span><text:span text:style-name="_39_03"> </text:span><text:span text:style-name="_32_029">t</text:span><text:span text:style-name="_36_97">h</text:span><text:span text:style-name="_31_141">e</text:span><text:span text:style-name="_31_803"> </text:span><text:span text:style-name="_36_37">g</text:span><text:span text:style-name="_31_129">a</text:span><text:span text:style-name="_32_509">m</text:span><text:span text:style-name="_32_41">e</text:span><text:span text:style-name="_39_03"> </text:span><text:span text:style-name="_32_509">f</text:span><text:span text:style-name="_32_65">o</text:span><text:span text:style-name="_31_249">r</text:span><text:span text:style-name="_31_802"> </text:span><text:span text:style-name="_35_17">t</text:span><text:span text:style-name="_31_597">h</text:span><text:span text:style-name="_32_065">e</text:span><text:span text:style-name="_32_"> </text:span><text:span text:style-name="_31_249">t</text:span><text:span text:style-name="_32_497">h</text:span><text:span text:style-name="_38_05">i</text:span><text:span text:style-name="_31_753">r</text:span><text:span text:style-name="_32_209">d</text:span><text:span text:style-name="_32_"> </text:span><text:span text:style-name="_31_681">p</text:span><text:span text:style-name="_32_077">l</text:span><text:span text:style-name="_38_05">a</text:span><text:span text:style-name="_31_213">y</text:span><text:span text:style-name="_32_245">e</text:span><text:span text:style-name="_38_17">r</text:span><text:span text:style-name="_39_02"> </text:span><text:span text:style-name="_32_605">(</text:span><text:span text:style-name="_34_09">B</text:span><text:span text:style-name="_31_669">)</text:span><text:span text:style-name="_31_802"> </text:span><text:span text:style-name="_38_17">i</text:span><text:span text:style-name="_31_537">s</text:span><text:span text:style-name="_31_802"> </text:span><text:span text:style-name="_37_09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3:06:45.93</meta:creation-date>
    <dc:title>Haathi</dc:title>
    <meta:editing-duration>PT18M4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3T13:25:30.69</dc:date>
    <meta:template xlink:type="simple" xlink:actuate="onRequest" xlink:title="Haathi" xlink:href="file:///C:/Users/kwa/AppData/Roaming/OpenOffice/4/user/template/Haathi.ott" meta:date="2016-02-23T13:06:45.53"/>
  </office:meta>
</office:document-meta>
</file>